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Gotham SSm A" svg:font-family="'Gotham SSm A', 'Gotham SSm B', Helvetica, Arial, sans-serif"/>
    <style:font-face style:name="Tahoma1" svg:font-family="Tahoma"/>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2e11f" officeooo:paragraph-rsid="0002e11f" style:font-size-asian="14pt" style:font-weight-asian="bold" style:font-size-complex="16pt" style:font-weight-complex="bold"/>
    </style:style>
    <style:style style:name="P3" style:family="paragraph" style:parent-style-name="Standard">
      <style:paragraph-properties fo:text-align="start" style:justify-single-word="false"/>
      <style:text-properties officeooo:rsid="0002e11f" officeooo:paragraph-rsid="0002e11f"/>
    </style:style>
    <style:style style:name="P4" style:family="paragraph" style:parent-style-name="Standard">
      <style:paragraph-properties fo:text-align="start" style:justify-single-word="false"/>
      <style:text-properties officeooo:rsid="0004d58a" officeooo:paragraph-rsid="0004d58a"/>
    </style:style>
    <style:style style:name="P5" style:family="paragraph" style:parent-style-name="Standard" style:list-style-name="L2">
      <style:paragraph-properties fo:text-align="start" style:justify-single-word="false"/>
      <style:text-properties officeooo:rsid="0004d58a" officeooo:paragraph-rsid="0004d58a"/>
    </style:style>
    <style:style style:name="P6" style:family="paragraph" style:parent-style-name="Standard">
      <style:text-properties officeooo:rsid="00059432" officeooo:paragraph-rsid="00059432"/>
    </style:style>
    <style:style style:name="P7" style:family="paragraph" style:parent-style-name="Standard">
      <style:paragraph-properties fo:break-before="page"/>
      <style:text-properties style:text-underline-style="solid" style:text-underline-width="auto" style:text-underline-color="font-color" fo:font-weight="bold" officeooo:rsid="00059432" officeooo:paragraph-rsid="00059432" style:font-weight-asian="bold" style:font-weight-complex="bold"/>
    </style:style>
    <style:style style:name="T1" style:family="text">
      <style:text-properties fo:font-weight="bold" officeooo:rsid="0004d58a"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uía de instalación básica</text:p>
      <text:p text:style-name="P1"/>
      <text:p text:style-name="P3">El objetivo de esta guía es saber que pasos hay que seguir para poder ejecutar por primera vez nuestra aplicación web desde cero. Va desde que programas hay que instalar hasta como hay que configuralo todo. <text:span text:style-name="T1">Esta guia esta pensada para Windows 7, si se utiliza otro sistema operativo puede que la guía no sirva.</text:span></text:p>
      <text:p text:style-name="P1"/>
      <text:p text:style-name="P4">Software necesario:</text:p>
      <text:list xml:id="list1643794663" text:style-name="L2">
        <text:list-item>
          <text:p text:style-name="P5">Java 8 JRE y JDK</text:p>
        </text:list-item>
        <text:list-item>
          <text:p text:style-name="P5">IntelliJ IDEA</text:p>
        </text:list-item>
        <text:list-item>
          <text:p text:style-name="P5">Oracle VirtualBox</text:p>
        </text:list-item>
        <text:list-item>
          <text:p text:style-name="P5">S.O. Linux Debian</text:p>
        </text:list-item>
        <text:list-item>
          <text:p text:style-name="P5">Mysql Workbench</text:p>
        </text:list-item>
        <text:list-item>
          <text:p text:style-name="P5">Apache Tomcat 8.5</text:p>
        </text:list-item>
      </text:list>
      <text:p text:style-name="P4"/>
      <text:p text:style-name="P4"/>
      <text:list xml:id="list215014873929891" text:continue-numbering="true" text:style-name="L2">
        <text:list-header>
          <text:p text:style-name="P5"/>
        </text:list-header>
      </text:list>
      <text:p text:style-name="P7">1 - Instalación de Java</text:p>
      <text:p text:style-name="P6"/>
      <text:p text:style-name="P6">Primero nos descargamos el JRE desde la página oficial. <text:a xlink:type="simple" xlink:href="https://www.java.com/es/download/" text:style-name="Internet_20_link" text:visited-style-name="Visited_20_Internet_20_Link">https://www.java.com/es/download/</text:a></text:p>
      <text:p text:style-name="P6">Después nos descargamos el JDK también desde la página oficial: <text:a xlink:type="simple" xlink:href="http://www.oracle.com/technetwork/java/javase/downloads/jdk8-downloads-2133151.html" text:style-name="Internet_20_link" text:visited-style-name="Visited_20_Internet_20_Link">http://www.oracle.com/technetwork/java/javase/downloads/jdk8-downloads-2133151.html</text:a></text:p>
      <text:p text:style-name="P6"/>
      <text:p text:style-name="P6">Una vez descargado e instalado, deberemos configurar el JAVA_HOME y el JRE_HOME en las variables del entorno.</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Gotham SSm A" svg:font-family="'Gotham SSm A', 'Gotham SSm B', Helvetica, Arial, sans-serif"/>
    <style:font-face style:name="Tahoma1" svg:font-family="Tahoma"/>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8M39S</meta:editing-duration>
    <meta:editing-cycles>5</meta:editing-cycles>
    <meta:generator>LibreOffice/5.3.0.3$Windows_x86 LibreOffice_project/7074905676c47b82bbcfbea1aeefc84afe1c50e1</meta:generator>
    <dc:date>2017-07-24T21:50:12.800000000</dc:date>
    <meta:document-statistic meta:table-count="0" meta:image-count="0" meta:object-count="0" meta:page-count="2" meta:paragraph-count="14" meta:word-count="128" meta:character-count="825" meta:non-whitespace-character-count="717"/>
    <meta:user-defined meta:name="Info 1"/>
    <meta:user-defined meta:name="Info 2"/>
    <meta:user-defined meta:name="Info 3"/>
    <meta:user-defined meta:name="Info 4"/>
  </office:meta>
</office:document-meta>
</file>